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3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9300" calcext:value-type="float">
            <text:p>9300</text:p>
          </table:table-cell>
          <table:table-cell office:value-type="float" office:value="9500" calcext:value-type="float">
            <text:p>9500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table:style-name="ce15" table:formula="of:=SUM([.B3:.F3])" office:value-type="float" office:value="28200" calcext:value-type="float">
            <text:p>282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8];[.K39];[.K40])" office:value-type="float" office:value="133400" calcext:value-type="float">
            <text:p>133400</text:p>
          </table:table-cell>
          <table:table-cell table:formula="of:=SUM([.H4];[.H34];[.H63];[.H95];[.H128])" office:value-type="float" office:value="1159.16666666667" calcext:value-type="float">
            <text:p>1159.1666666667</text:p>
          </table:table-cell>
        </table:table-row>
        <table:table-row table:style-name="ro3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5];[.G64])" office:value-type="float" office:value="112800" calcext:value-type="float">
            <text:p>112800</text:p>
          </table:table-cell>
          <table:table-cell table:formula="of:=SUM([.H5];[.H35];[.H64];[.H96];[.H129])" office:value-type="float" office:value="1159.16666666667" calcext:value-type="float">
            <text:p>1159.1666666667</text:p>
          </table:table-cell>
        </table:table-row>
        <table:table-row table:style-name="ro3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20600" calcext:value-type="float">
            <text:p>20600</text:p>
          </table:table-cell>
          <table:table-cell table:formula="of:=SUM([.H6];[.H36];[.H65];[.H97];[.H130])" office:value-type="float" office:value="4865.91012610578" calcext:value-type="float">
            <text:p>4865.9101261058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400" calcext:value-type="float">
            <text:p>10400</text:p>
          </table:table-cell>
          <table:table-cell table:number-columns-repeated="2"/>
          <table:table-cell table:formula="of:=SUM([.H7];[.H37];[.H66];[.H98];[.H131])" office:value-type="float" office:value="4865.91012610578" calcext:value-type="float">
            <text:p>4865.9101261058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6500" calcext:value-type="float">
            <text:p>-65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8];[.H67];[.H99];[.H132])" office:value-type="float" office:value="4475.00103519669" calcext:value-type="float">
            <text:p>4475.0010351967</text:p>
          </table:table-cell>
        </table:table-row>
        <table:table-row table:style-name="ro12">
          <table:table-cell table:number-columns-repeated="7"/>
          <table:table-cell table:formula="of:=SUM([.C32:.F32])" office:value-type="float" office:value="771.666666666667" calcext:value-type="float">
            <text:p>771.6666666667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200" calcext:value-type="float">
            <text:p>-52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9];[.H68];[.H100];[.H133])" office:value-type="float" office:value="4478.41012610578" calcext:value-type="float">
            <text:p>4478.4101261058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350" calcext:value-type="float">
            <text:p>-1350</text:p>
          </table:table-cell>
          <table:table-cell table:number-columns-repeated="2"/>
          <table:table-cell table:formula="of:=SUM([.H10];[.H69];[.H101];[.H134])" office:value-type="float" office:value="2576.03623188406" calcext:value-type="float">
            <text:p>2576.0362318841</text:p>
          </table:table-cell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7200" calcext:value-type="float">
            <text:p>-72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1];[.H70];[.H102];[.H135])" office:value-type="float" office:value="4442.10060229625" calcext:value-type="float">
            <text:p>4442.1006022963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rine</text:p>
          </table:table-cell>
          <table:table-cell table:number-columns-repeated="4"/>
          <table:table-cell table:formula="of:=SUM([.B32];[.C32];[.E32];[.F32])" office:value-type="float" office:value="767.5" calcext:value-type="float">
            <text:p>767.5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table:number-columns-repeated="2"/>
          <table:table-cell table:formula="of:=SUM([.H12];[.H42];[.H71];[.H103];[.H136])" office:value-type="float" office:value="4474.24345943911" calcext:value-type="float">
            <text:p>4474.2434594391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C32:.F32])" office:value-type="float" office:value="771.666666666667" calcext:value-type="float">
            <text:p>771.666666666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table:number-columns-repeated="2"/>
          <table:table-cell table:formula="of:=SUM([.N40];[.H72];[.H104];[.H137])" office:value-type="float" office:value="1840.67908902692" calcext:value-type="float">
            <text:p>1840.679089026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2" office:value-type="string" calcext:value-type="string">
            <text:p>-Movses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4];[.H73];[.H105];[.H138])" office:value-type="float" office:value="4152.86664784491" calcext:value-type="float">
            <text:p>4152.8666478449</text:p>
          </table:table-cell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Vahe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M17];[.H45];[.H74];[.H106];[.H139])" office:value-type="float" office:value="8158.36787125918" calcext:value-type="float">
            <text:p>8158.3678712592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6];[.H75];[.H107];[.H140])" office:value-type="float" office:value="4865.91012610578" calcext:value-type="float">
            <text:p>4865.9101261058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table:number-columns-repeated="2"/>
          <table:table-cell table:formula="of:=SUM([.H17];[.H47];[.H76];[.H108];[.H141])" office:value-type="float" office:value="4865.91012610578" calcext:value-type="float">
            <text:p>4865.9101261058</text:p>
          </table:table-cell>
        </table:table-row>
        <table:table-row table:style-name="ro12">
          <table:table-cell table:number-columns-repeated="7"/>
          <table:table-cell table:formula="of:=SUM([.B32])" office:value-type="float" office:value="387.5" calcext:value-type="float">
            <text:p>387.5</text:p>
          </table:table-cell>
          <table:table-cell office:value-type="string" calcext:value-type="string">
            <text:p>Վահե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8];[.H48];[.H77];[.H109];[.H142])" office:value-type="float" office:value="4094.24345943911" calcext:value-type="float">
            <text:p>4094.2434594391</text:p>
          </table:table-cell>
        </table:table-row>
        <table:table-row table:style-name="ro12">
          <table:table-cell table:number-columns-repeated="7"/>
          <table:table-cell table:formula="of:=SUM([.B32];[.C32];[.D32];[.F32])" office:value-type="float" office:value="1159.16666666667" calcext:value-type="float">
            <text:p>1159.1666666667</text:p>
          </table:table-cell>
          <table:table-cell office:value-type="string" calcext:value-type="string">
            <text:p>Տաթև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/>
          <table:table-cell table:formula="of:=SUM([.H19];[.H49];[.H78];[.H110];[.H143])" office:value-type="float" office:value="4865.91012610578" calcext:value-type="float">
            <text:p>4865.9101261058</text:p>
          </table:table-cell>
        </table:table-row>
        <table:table-row table:style-name="ro12">
          <table:table-cell table:number-columns-repeated="7"/>
          <table:table-cell table:formula="of:=SUM([.B32])" office:value-type="float" office:value="387.5" calcext:value-type="float">
            <text:p>387.5</text:p>
          </table:table-cell>
          <table:table-cell office:value-type="string" calcext:value-type="string">
            <text:p>Մովսես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/>
          <table:table-cell table:formula="of:=SUM([.H20];h#REF!;[.H79];[.H111];[.H144])" office:value-type="string" office:string-value="" calcext:value-type="error">
            <text:p>Err:509</text:p>
          </table:table-cell>
        </table:table-row>
        <table:table-row table:style-name="ro12">
          <table:table-cell table:number-columns-repeated="7"/>
          <table:table-cell table:formula="of:=SUM([.C32];[.D32])" office:value-type="float" office:value="771.666666666667" calcext:value-type="float">
            <text:p>771.6666666667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21];h#REF!;[.H82];[.H147])" office:value-type="string" office:string-value="" calcext:value-type="error">
            <text:p>Err:509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2];h#REF!;[.H82];[.H114];[.H147])" office:value-type="string" office:string-value="" calcext:value-type="error">
            <text:p>Err:509</text:p>
          </table:table-cell>
        </table:table-row>
        <table:table-row table:style-name="ro12">
          <table:table-cell table:number-columns-repeated="7"/>
          <table:table-cell table:formula="of:=SUM([.D32:.F32])" office:value-type="float" office:value="391.666666666667" calcext:value-type="float">
            <text:p>391.666666666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7000" calcext:value-type="float">
            <text:p>7000</text:p>
          </table:table-cell>
          <table:table-cell/>
          <table:table-cell table:formula="of:=SUM([.H23];[.H83];[.H115];[.H148])" office:value-type="float" office:value="1524.1718426501" calcext:value-type="float">
            <text:p>1524.1718426501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4];[.H51];[.H84];[.H116];[.H149])" office:value-type="float" office:value="4865.91012610578" calcext:value-type="float">
            <text:p>4865.9101261058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5];[.H52];[.H85];[.H117];[.H150])" office:value-type="float" office:value="4513.7362130623" calcext:value-type="float">
            <text:p>4513.7362130623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style-name="ce16" table:formula="of:=SUM([.H26];[.H53];[.H86];[.H118];[.H151])" office:value-type="float" office:value="4089.92668925278" calcext:value-type="float">
            <text:p>4089.9266892528</text:p>
          </table:table-cell>
        </table:table-row>
        <table:table-row table:style-name="ro12">
          <table:table-cell table:number-columns-repeated="7"/>
          <table:table-cell table:formula="of:=SUM([.B32];[.C32])" office:value-type="float" office:value="767.5" calcext:value-type="float">
            <text:p>767.5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style-name="ce16" table:formula="of:=SUM([.H27];[.H54];[.H87];[.H119];[.H152])" office:value-type="float" office:value="4117.72172030868" calcext:value-type="float">
            <text:p>4117.7217203087</text:p>
          </table:table-cell>
        </table:table-row>
        <table:table-row table:style-name="ro12">
          <table:table-cell table:number-columns-repeated="7"/>
          <table:table-cell table:formula="of:=SUM([.B32:.D32];[.F32])" office:value-type="float" office:value="1159.16666666667" calcext:value-type="float">
            <text:p>1159.1666666667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8000" calcext:value-type="float">
            <text:p>8000</text:p>
          </table:table-cell>
          <table:table-cell/>
          <table:table-cell table:style-name="ce16" table:formula="of:=SUM([.H28];[.H55];[.H88];[.H120];[.H153])" office:value-type="float" office:value="4865.91012610578" calcext:value-type="float">
            <text:p>4865.9101261058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5700" calcext:value-type="float">
            <text:p>-5700</text:p>
          </table:table-cell>
          <table:table-cell office:value-type="float" office:value="13700" calcext:value-type="float">
            <text:p>13700</text:p>
          </table:table-cell>
          <table:table-cell/>
          <table:table-cell table:style-name="ce16" table:formula="of:=SUM([.H28];[.H56];[.H89];[.H121];[.H154])" office:value-type="float" office:value="4451.62441182006" calcext:value-type="float">
            <text:p>4451.6244118201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table:style-name="Default" office:value-type="string" calcext:value-type="string">
            <text:p>Jirayr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1" table:formula="of:=SUM([.B32:.F32])" office:value-type="float" office:value="1159.16666666667" calcext:value-type="float">
            <text:p>1159.1666666667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/>
        </table:table-row>
        <table:table-row table:style-name="ro12">
          <table:table-cell/>
          <table:table-cell table:formula="of:=[.B3]/24" office:value-type="float" office:value="387.5" calcext:value-type="float">
            <text:p>387.5</text:p>
          </table:table-cell>
          <table:table-cell table:formula="of:=[.C3]/25" office:value-type="float" office:value="380" calcext:value-type="float">
            <text:p>380</text:p>
          </table:table-cell>
          <table:table-cell table:formula="of:=[.D3]/24" office:value-type="float" office:value="391.666666666667" calcext:value-type="float">
            <text:p>391.6666666667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31])" office:value-type="float" office:value="28200" calcext:value-type="float">
            <text:p>28200</text:p>
          </table:table-cell>
          <table:table-cell table:number-columns-repeated="2"/>
          <table:table-cell table:style-name="ce15" table:formula="of:=SUM([.K4:.K30])" office:value-type="float" office:value="220800" calcext:value-type="float">
            <text:p>220800</text:p>
          </table:table-cell>
          <table:table-cell table:formula="of:=SUM([.H32];[.H155])" office:value-type="float" office:value="28200" calcext:value-type="float">
            <text:p>28200</text:p>
          </table:table-cell>
          <table:table-cell/>
        </table:table-row>
        <table:table-row table:style-name="ro12">
          <table:table-cell table:number-columns-repeated="8"/>
          <table:table-cell table:style-name="ce29" office:value-type="float" office:value="20800" calcext:value-type="float">
            <text:p>20800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5:.F35])" office:value-type="float" office:value="42400" calcext:value-type="float">
            <text:p>424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61:.F61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61];[.C61];[.E61];[.F61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61:.E61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E61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61:.E61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61:.F61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12">
          <table:table-cell/>
          <table:table-cell table:formula="of:=[.B35]/22" office:value-type="float" office:value="390.909090909091" calcext:value-type="float">
            <text:p>390.9090909091</text:p>
          </table:table-cell>
          <table:table-cell table:formula="of:=[.C35]/24" office:value-type="float" office:value="350" calcext:value-type="float">
            <text:p>350</text:p>
          </table:table-cell>
          <table:table-cell table:formula="of:=[.D35]/23" office:value-type="float" office:value="360.869565217391" calcext:value-type="float">
            <text:p>360.8695652174</text:p>
          </table:table-cell>
          <table:table-cell table:formula="of:=[.E35]/24" office:value-type="float" office:value="350" calcext:value-type="float">
            <text:p>350</text:p>
          </table:table-cell>
          <table:table-cell table:formula="of:=[.F35]/21" office:value-type="float" office:value="414.285714285714" calcext:value-type="float">
            <text:p>414.2857142857</text:p>
          </table:table-cell>
          <table:table-cell/>
          <table:table-cell table:style-name="ce15" table:formula="of:=SUM([.H36:.H60])" office:value-type="float" office:value="42400" calcext:value-type="float">
            <text:p>42400</text:p>
          </table:table-cell>
          <table:table-cell table:number-columns-repeated="5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4:.F64])" office:value-type="float" office:value="42200" calcext:value-type="float">
            <text:p>422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1:.F91])" office:value-type="float" office:value="1416.86956521739" calcext:value-type="float">
            <text:p>1416.8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1:.F91])" office:value-type="float" office:value="1416.86956521739" calcext:value-type="float">
            <text:p>1416.8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91];[.D91];[.E91];[.F91])" office:value-type="float" office:value="1488.50517598344" calcext:value-type="float">
            <text:p>1488.505175983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formula="of:=SUM([.B91:.F91])" office:value-type="float" office:value="1840.67908902692" calcext:value-type="float">
            <text:p>1840.6790890269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5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91:.F91])" office:value-type="float" office:value="1840.67908902692" calcext:value-type="float">
            <text:p>1840.6790890269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];[.D91];[.F91])" office:value-type="float" office:value="1132.50517598344" calcext:value-type="float">
            <text:p>1132.5051759834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E91])" office:value-type="float" office:value="1488.50517598344" calcext:value-type="float">
            <text:p>1488.5051759834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1:.E91])" office:value-type="float" office:value="1064.69565217391" calcext:value-type="float">
            <text:p>1064.6956521739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];[.C91];[.E91];[.F91])" office:value-type="float" office:value="1484.15734989648" calcext:value-type="float">
            <text:p>1484.1573498965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91:.F91])" office:value-type="float" office:value="1840.67908902692" calcext:value-type="float">
            <text:p>1840.6790890269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15">
          <table:table-cell table:number-columns-repeated="7"/>
          <table:table-cell table:formula="of:=SUM([.C91:.F91])" office:value-type="float" office:value="1416.86956521739" calcext:value-type="float">
            <text:p>1416.8695652174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/>
          <table:table-cell table:formula="of:=[.B64]/21" office:value-type="float" office:value="423.809523809524" calcext:value-type="float">
            <text:p>423.8095238095</text:p>
          </table:table-cell>
          <table:table-cell table:formula="of:=[.C64]/23" office:value-type="float" office:value="352.173913043478" calcext:value-type="float">
            <text:p>352.1739130435</text:p>
          </table:table-cell>
          <table:table-cell table:formula="of:=[.D64]/23" office:value-type="float" office:value="356.521739130435" calcext:value-type="float">
            <text:p>356.5217391304</text:p>
          </table:table-cell>
          <table:table-cell table:formula="of:=[.E64]/25" office:value-type="float" office:value="356" calcext:value-type="float">
            <text:p>356</text:p>
          </table:table-cell>
          <table:table-cell table:formula="of:=[.F64]/23" office:value-type="float" office:value="352.173913043478" calcext:value-type="float">
            <text:p>352.1739130435</text:p>
          </table:table-cell>
          <table:table-cell/>
          <table:table-cell table:style-name="ce15" table:formula="of:=SUM([.H65:.H90])" office:value-type="float" office:value="42200.5217391305" calcext:value-type="float">
            <text:p>42200.5217391305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/00/0000</text:date>, <text:time style:data-style-name="N2" text:time-value="10:10:06.1945806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7-22T10:27:31.100159975</dc:date>
    <meta:editing-duration>P8DT18H1M24S</meta:editing-duration>
    <meta:editing-cycles>2832</meta:editing-cycles>
    <meta:generator>LibreOffice/4.2.8.2$Linux_X86_64 LibreOffice_project/420m0$Build-2</meta:generator>
    <meta:document-statistic meta:table-count="16" meta:cell-count="7218" meta:object-count="0"/>
  </office:meta>
</office:document-meta>
</file>